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f091" officeooo:paragraph-rsid="000ef091"/>
    </style:style>
    <style:style style:name="T1" style:family="text">
      <style:text-properties officeooo:rsid="000ef09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</text:p>
      <text:p text:style-name="P1"/>
      <text:p text:style-name="P1">Chapter 2</text:p>
      <text:p text:style-name="P1"/>
      <text:p text:style-name="P1">Chapter 3</text:p>
      <text:p text:style-name="P1"/>
      <text:p text:style-name="P1">Ex3.1 <text:span text:style-name="T1">Simple change to the f() function to test for zero denominator.</text:span></text:p>
      <text:p text:style-name="P1"/>
      <text:p text:style-name="P2">Ex3.2 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>https://github.com/gonum/plot/wiki/Example-plots</text:a>.</text:p>
      <text:p text:style-name="P2"/>
      <text:p text:style-name="P2">Want to create a graphic similar to the surface example e.g. an anticlastic surface like a saddle.</text:p>
      <text:p text:style-name="P2">(a) understand surface.go, especially the isometric projection</text:p>
      <text:p text:style-name="P2">(b) apply to a saddle sh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6-12-05T21:15:22.770780786</dc:date>
    <meta:editing-duration>PT1H24M37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9" meta:word-count="91" meta:character-count="585" meta:non-whitespace-character-count="502"/>
  </office:meta>
</office:document-meta>
</file>